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450.06pt" svg:y="69.85pt">
            <loext:p draw:notify-on-update-of-ranges="Sheet1.B3:Sheet1.B53 Sheet1.C3:Sheet1.C53 Sheet1.B3:Sheet1.B53 Sheet1.D3:Sheet1.D5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50.34pt" svg:y="323.01pt">
            <loext:p draw:notify-on-update-of-ranges="Sheet1.B3:Sheet1.B53 Sheet1.E3:Sheet1.E5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1.32826" calcext:value-type="float">
            <text:p>31.32826</text:p>
          </table:table-cell>
          <table:table-cell office:value-type="float" office:value="82.931335" calcext:value-type="float">
            <text:p>82.931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2.864634" calcext:value-type="float">
            <text:p>22.864634</text:p>
          </table:table-cell>
          <table:table-cell office:value-type="float" office:value="79.334846" calcext:value-type="float">
            <text:p>79.334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4.208862" calcext:value-type="float">
            <text:p>24.208862</text:p>
          </table:table-cell>
          <table:table-cell office:value-type="float" office:value="-10.613078" calcext:value-type="float">
            <text:p>-10.61307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2.224094" calcext:value-type="float">
            <text:p>32.224094</text:p>
          </table:table-cell>
          <table:table-cell office:value-type="float" office:value="12.468557" calcext:value-type="float">
            <text:p>12.4685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7.549753" calcext:value-type="float">
            <text:p>17.549753</text:p>
          </table:table-cell>
          <table:table-cell office:value-type="float" office:value="-14.585226" calcext:value-type="float">
            <text:p>-14.5852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1.162813" calcext:value-type="float">
            <text:p>21.162813</text:p>
          </table:table-cell>
          <table:table-cell office:value-type="float" office:value="-27.068129" calcext:value-type="float">
            <text:p>-27.06812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3.162781" calcext:value-type="float">
            <text:p>43.162781</text:p>
          </table:table-cell>
          <table:table-cell office:value-type="float" office:value="49.898052" calcext:value-type="float">
            <text:p>49.898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3.102114" calcext:value-type="float">
            <text:p>23.102114</text:p>
          </table:table-cell>
          <table:table-cell office:value-type="float" office:value="-32.691559" calcext:value-type="float">
            <text:p>-32.6915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9.671085" calcext:value-type="float">
            <text:p>39.671085</text:p>
          </table:table-cell>
          <table:table-cell office:value-type="float" office:value="-63.786736" calcext:value-type="float">
            <text:p>-63.7867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5.883085" calcext:value-type="float">
            <text:p>25.883085</text:p>
          </table:table-cell>
          <table:table-cell office:value-type="float" office:value="-45.418316" calcext:value-type="float">
            <text:p>-45.41831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3.656036" calcext:value-type="float">
            <text:p>43.656036</text:p>
          </table:table-cell>
          <table:table-cell office:value-type="float" office:value="-70.671555" calcext:value-type="float">
            <text:p>-70.6715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8.096897" calcext:value-type="float">
            <text:p>28.096897</text:p>
          </table:table-cell>
          <table:table-cell office:value-type="float" office:value="-88.050621" calcext:value-type="float">
            <text:p>-88.0506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5.324615" calcext:value-type="float">
            <text:p>35.324615</text:p>
          </table:table-cell>
          <table:table-cell office:value-type="float" office:value="-76.103546" calcext:value-type="float">
            <text:p>-76.10354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9.285027" calcext:value-type="float">
            <text:p>29.285027</text:p>
          </table:table-cell>
          <table:table-cell office:value-type="float" office:value="-80.363495" calcext:value-type="float">
            <text:p>-80.36349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.384163" calcext:value-type="float">
            <text:p>32.384163</text:p>
          </table:table-cell>
          <table:table-cell office:value-type="float" office:value="-39.222408" calcext:value-type="float">
            <text:p>-39.2224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3.087044" calcext:value-type="float">
            <text:p>33.087044</text:p>
          </table:table-cell>
          <table:table-cell office:value-type="float" office:value="-159.92131" calcext:value-type="float">
            <text:p>-159.9213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8.447403" calcext:value-type="float">
            <text:p>38.447403</text:p>
          </table:table-cell>
          <table:table-cell office:value-type="float" office:value="-77.489342" calcext:value-type="float">
            <text:p>-77.48934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9.453932" calcext:value-type="float">
            <text:p>29.453932</text:p>
          </table:table-cell>
          <table:table-cell office:value-type="float" office:value="-97.934502" calcext:value-type="float">
            <text:p>-97.9345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8.433582" calcext:value-type="float">
            <text:p>28.433582</text:p>
          </table:table-cell>
          <table:table-cell office:value-type="float" office:value="-121.706337" calcext:value-type="float">
            <text:p>-121.70633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7.938528" calcext:value-type="float">
            <text:p>27.938528</text:p>
          </table:table-cell>
          <table:table-cell office:value-type="float" office:value="-44.681839" calcext:value-type="float">
            <text:p>-44.6818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6.743734" calcext:value-type="float">
            <text:p>26.743734</text:p>
          </table:table-cell>
          <table:table-cell office:value-type="float" office:value="-117.72744" calcext:value-type="float">
            <text:p>-117.727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2.887238" calcext:value-type="float">
            <text:p>32.887238</text:p>
          </table:table-cell>
          <table:table-cell office:value-type="float" office:value="-118.11972" calcext:value-type="float">
            <text:p>-118.1197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31.81588" calcext:value-type="float">
            <text:p>31.81588</text:p>
          </table:table-cell>
          <table:table-cell office:value-type="float" office:value="-126.14138" calcext:value-type="float">
            <text:p>-126.1413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5.271561" calcext:value-type="float">
            <text:p>35.271561</text:p>
          </table:table-cell>
          <table:table-cell office:value-type="float" office:value="-160.575256" calcext:value-type="float">
            <text:p>-160.57525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9.056988" calcext:value-type="float">
            <text:p>39.056988</text:p>
          </table:table-cell>
          <table:table-cell office:value-type="float" office:value="-114.015266" calcext:value-type="float">
            <text:p>-114.01526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5.051537" calcext:value-type="float">
            <text:p>35.051537</text:p>
          </table:table-cell>
          <table:table-cell office:value-type="float" office:value="-172.867569" calcext:value-type="float">
            <text:p>-172.86756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3.369774" calcext:value-type="float">
            <text:p>33.369774</text:p>
          </table:table-cell>
          <table:table-cell office:value-type="float" office:value="-139.915665" calcext:value-type="float">
            <text:p>-139.91566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3.945967" calcext:value-type="float">
            <text:p>23.945967</text:p>
          </table:table-cell>
          <table:table-cell office:value-type="float" office:value="-160.053726" calcext:value-type="float">
            <text:p>-160.0537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8.88073" calcext:value-type="float">
            <text:p>28.88073</text:p>
          </table:table-cell>
          <table:table-cell office:value-type="float" office:value="-118.57621" calcext:value-type="float">
            <text:p>-118.576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6.596848" calcext:value-type="float">
            <text:p>36.596848</text:p>
          </table:table-cell>
          <table:table-cell office:value-type="float" office:value="-126.77179" calcext:value-type="float">
            <text:p>-126.771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40.642696" calcext:value-type="float">
            <text:p>40.642696</text:p>
          </table:table-cell>
          <table:table-cell office:value-type="float" office:value="-205.380783" calcext:value-type="float">
            <text:p>-205.3807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8.710934" calcext:value-type="float">
            <text:p>38.710934</text:p>
          </table:table-cell>
          <table:table-cell office:value-type="float" office:value="-119.274033" calcext:value-type="float">
            <text:p>-119.2740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2.663273" calcext:value-type="float">
            <text:p>32.663273</text:p>
          </table:table-cell>
          <table:table-cell office:value-type="float" office:value="-71.547211" calcext:value-type="float">
            <text:p>-71.5472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7.899593" calcext:value-type="float">
            <text:p>27.899593</text:p>
          </table:table-cell>
          <table:table-cell office:value-type="float" office:value="-128.230774" calcext:value-type="float">
            <text:p>-128.2307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5.756004" calcext:value-type="float">
            <text:p>35.756004</text:p>
          </table:table-cell>
          <table:table-cell office:value-type="float" office:value="-144.496521" calcext:value-type="float">
            <text:p>-144.4965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1.07336" calcext:value-type="float">
            <text:p>31.07336</text:p>
          </table:table-cell>
          <table:table-cell office:value-type="float" office:value="-46.526688" calcext:value-type="float">
            <text:p>-46.52668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8.740427" calcext:value-type="float">
            <text:p>28.740427</text:p>
          </table:table-cell>
          <table:table-cell office:value-type="float" office:value="-117.581848" calcext:value-type="float">
            <text:p>-117.58184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2.407894" calcext:value-type="float">
            <text:p>42.407894</text:p>
          </table:table-cell>
          <table:table-cell office:value-type="float" office:value="-91.16851" calcext:value-type="float">
            <text:p>-91.1685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2.859707" calcext:value-type="float">
            <text:p>22.859707</text:p>
          </table:table-cell>
          <table:table-cell office:value-type="float" office:value="-138.085449" calcext:value-type="float">
            <text:p>-138.08544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9.806992" calcext:value-type="float">
            <text:p>39.806992</text:p>
          </table:table-cell>
          <table:table-cell office:value-type="float" office:value="-75.06366" calcext:value-type="float">
            <text:p>-75.0636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30.126772" calcext:value-type="float">
            <text:p>30.126772</text:p>
          </table:table-cell>
          <table:table-cell office:value-type="float" office:value="-161.244186" calcext:value-type="float">
            <text:p>-161.24418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6.507477" calcext:value-type="float">
            <text:p>26.507477</text:p>
          </table:table-cell>
          <table:table-cell office:value-type="float" office:value="-138.0233" calcext:value-type="float">
            <text:p>-138.02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3.815845" calcext:value-type="float">
            <text:p>23.815845</text:p>
          </table:table-cell>
          <table:table-cell office:value-type="float" office:value="-190.276886" calcext:value-type="float">
            <text:p>-190.27688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40.388985" calcext:value-type="float">
            <text:p>40.388985</text:p>
          </table:table-cell>
          <table:table-cell office:value-type="float" office:value="-124.716026" calcext:value-type="float">
            <text:p>-124.7160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6.726894" calcext:value-type="float">
            <text:p>36.726894</text:p>
          </table:table-cell>
          <table:table-cell office:value-type="float" office:value="-113.932503" calcext:value-type="float">
            <text:p>-113.93250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8.655504" calcext:value-type="float">
            <text:p>28.655504</text:p>
          </table:table-cell>
          <table:table-cell office:value-type="float" office:value="-161.943542" calcext:value-type="float">
            <text:p>-161.94354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32.068508" calcext:value-type="float">
            <text:p>32.068508</text:p>
          </table:table-cell>
          <table:table-cell office:value-type="float" office:value="-133.815598" calcext:value-type="float">
            <text:p>-133.81559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9.135687" calcext:value-type="float">
            <text:p>29.135687</text:p>
          </table:table-cell>
          <table:table-cell office:value-type="float" office:value="-147.955139" calcext:value-type="float">
            <text:p>-147.9551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40.737518" calcext:value-type="float">
            <text:p>40.737518</text:p>
          </table:table-cell>
          <table:table-cell office:value-type="float" office:value="-121.294418" calcext:value-type="float">
            <text:p>-121.2944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7.172047" calcext:value-type="float">
            <text:p>37.172047</text:p>
          </table:table-cell>
          <table:table-cell office:value-type="float" office:value="-197.387863" calcext:value-type="float">
            <text:p>-197.387863</text:p>
          </table:table-cell>
          <table:table-cell office:value-type="float" office:value="21" calcext:value-type="float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7">00/00/0000</text:date>, <text:time style:data-style-name="N2" text:time-value="11:54:43.3017085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Baillehache</meta:initial-creator>
    <meta:creation-date>2018-09-24T22:14:40.465250737</meta:creation-date>
    <dc:date>2018-10-17T12:03:58.828973242</dc:date>
    <dc:creator>Pascal Baillehache</dc:creator>
    <meta:editing-duration>PT49M</meta:editing-duration>
    <meta:editing-cycles>7</meta:editing-cycles>
    <meta:generator>LibreOffice/5.1.6.2$Linux_x86 LibreOffice_project/10m0$Build-2</meta:generator>
    <meta:document-statistic meta:table-count="1" meta:cell-count="2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B3:Sheet1.D53" svg:x="0.32cm" svg:y="0.18cm" svg:width="15.36cm" svg:height="8.64cm">
          <chartooo:coordinate-region svg:x="1.232cm" svg:y="0.38cm" svg:width="14.261cm" svg:height="8.24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53" chart:class="chart:scatter">
            <chart:domain table:cell-range-address="Sheet1.B3:Sheet1.B53"/>
            <chart:data-point chart:repeated="51"/>
          </chart:series>
          <chart:series chart:style-name="ch7" chart:values-cell-range-address="Sheet1.D3:Sheet1.D53" chart:class="chart:scatter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:Sheet1.B53</svg:desc>
                </draw:g>
              </table:table-cell>
              <table:table-cell office:value-type="float" office:value="31.32826">
                <text:p>31.32826</text:p>
                <draw:g>
                  <svg:desc>Sheet1.C3:Sheet1.C53</svg:desc>
                </draw:g>
              </table:table-cell>
              <table:table-cell office:value-type="float" office:value="82.931335">
                <text:p>82.931335</text:p>
                <draw:g>
                  <svg:desc>Sheet1.D3:Sheet1.D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.864634">
                <text:p>22.864634</text:p>
              </table:table-cell>
              <table:table-cell office:value-type="float" office:value="79.334846">
                <text:p>79.3348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4.208862">
                <text:p>24.208862</text:p>
              </table:table-cell>
              <table:table-cell office:value-type="float" office:value="-10.613078">
                <text:p>-10.6130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2.224094">
                <text:p>32.224094</text:p>
              </table:table-cell>
              <table:table-cell office:value-type="float" office:value="12.468557">
                <text:p>12.4685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7.549753">
                <text:p>17.549753</text:p>
              </table:table-cell>
              <table:table-cell office:value-type="float" office:value="-14.585226">
                <text:p>-14.585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1.162813">
                <text:p>21.162813</text:p>
              </table:table-cell>
              <table:table-cell office:value-type="float" office:value="-27.068129">
                <text:p>-27.0681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3.162781">
                <text:p>43.162781</text:p>
              </table:table-cell>
              <table:table-cell office:value-type="float" office:value="49.898052">
                <text:p>49.8980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3.102114">
                <text:p>23.102114</text:p>
              </table:table-cell>
              <table:table-cell office:value-type="float" office:value="-32.691559">
                <text:p>-32.6915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9.671085">
                <text:p>39.671085</text:p>
              </table:table-cell>
              <table:table-cell office:value-type="float" office:value="-63.786736">
                <text:p>-63.7867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5.883085">
                <text:p>25.883085</text:p>
              </table:table-cell>
              <table:table-cell office:value-type="float" office:value="-45.418316">
                <text:p>-45.4183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3.656036">
                <text:p>43.656036</text:p>
              </table:table-cell>
              <table:table-cell office:value-type="float" office:value="-70.671555">
                <text:p>-70.6715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8.096897">
                <text:p>28.096897</text:p>
              </table:table-cell>
              <table:table-cell office:value-type="float" office:value="-88.050621">
                <text:p>-88.0506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5.324615">
                <text:p>35.324615</text:p>
              </table:table-cell>
              <table:table-cell office:value-type="float" office:value="-76.103546">
                <text:p>-76.1035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9.285027">
                <text:p>29.285027</text:p>
              </table:table-cell>
              <table:table-cell office:value-type="float" office:value="-80.363495">
                <text:p>-80.3634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2.384163">
                <text:p>32.384163</text:p>
              </table:table-cell>
              <table:table-cell office:value-type="float" office:value="-39.222408">
                <text:p>-39.2224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3.087044">
                <text:p>33.087044</text:p>
              </table:table-cell>
              <table:table-cell office:value-type="float" office:value="-159.92131">
                <text:p>-159.921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8.447403">
                <text:p>38.447403</text:p>
              </table:table-cell>
              <table:table-cell office:value-type="float" office:value="-77.489342">
                <text:p>-77.4893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9.453932">
                <text:p>29.453932</text:p>
              </table:table-cell>
              <table:table-cell office:value-type="float" office:value="-97.934502">
                <text:p>-97.9345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8.433582">
                <text:p>28.433582</text:p>
              </table:table-cell>
              <table:table-cell office:value-type="float" office:value="-121.706337">
                <text:p>-121.7063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7.938528">
                <text:p>27.938528</text:p>
              </table:table-cell>
              <table:table-cell office:value-type="float" office:value="-44.681839">
                <text:p>-44.6818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6.743734">
                <text:p>26.743734</text:p>
              </table:table-cell>
              <table:table-cell office:value-type="float" office:value="-117.72744">
                <text:p>-117.727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2.887238">
                <text:p>32.887238</text:p>
              </table:table-cell>
              <table:table-cell office:value-type="float" office:value="-118.11972">
                <text:p>-118.119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1.81588">
                <text:p>31.81588</text:p>
              </table:table-cell>
              <table:table-cell office:value-type="float" office:value="-126.14138">
                <text:p>-126.141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5.271561">
                <text:p>35.271561</text:p>
              </table:table-cell>
              <table:table-cell office:value-type="float" office:value="-160.575256">
                <text:p>-160.5752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9.056988">
                <text:p>39.056988</text:p>
              </table:table-cell>
              <table:table-cell office:value-type="float" office:value="-114.015266">
                <text:p>-114.0152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5.051537">
                <text:p>35.051537</text:p>
              </table:table-cell>
              <table:table-cell office:value-type="float" office:value="-172.867569">
                <text:p>-172.8675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3.369774">
                <text:p>33.369774</text:p>
              </table:table-cell>
              <table:table-cell office:value-type="float" office:value="-139.915665">
                <text:p>-139.9156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3.945967">
                <text:p>23.945967</text:p>
              </table:table-cell>
              <table:table-cell office:value-type="float" office:value="-160.053726">
                <text:p>-160.0537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8.88073">
                <text:p>28.88073</text:p>
              </table:table-cell>
              <table:table-cell office:value-type="float" office:value="-118.57621">
                <text:p>-118.576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6.596848">
                <text:p>36.596848</text:p>
              </table:table-cell>
              <table:table-cell office:value-type="float" office:value="-126.77179">
                <text:p>-126.771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0.642696">
                <text:p>40.642696</text:p>
              </table:table-cell>
              <table:table-cell office:value-type="float" office:value="-205.380783">
                <text:p>-205.3807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8.710934">
                <text:p>38.710934</text:p>
              </table:table-cell>
              <table:table-cell office:value-type="float" office:value="-119.274033">
                <text:p>-119.2740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2.663273">
                <text:p>32.663273</text:p>
              </table:table-cell>
              <table:table-cell office:value-type="float" office:value="-71.547211">
                <text:p>-71.5472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7.899593">
                <text:p>27.899593</text:p>
              </table:table-cell>
              <table:table-cell office:value-type="float" office:value="-128.230774">
                <text:p>-128.2307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.756004">
                <text:p>35.756004</text:p>
              </table:table-cell>
              <table:table-cell office:value-type="float" office:value="-144.496521">
                <text:p>-144.4965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1.07336">
                <text:p>31.07336</text:p>
              </table:table-cell>
              <table:table-cell office:value-type="float" office:value="-46.526688">
                <text:p>-46.5266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8.740427">
                <text:p>28.740427</text:p>
              </table:table-cell>
              <table:table-cell office:value-type="float" office:value="-117.581848">
                <text:p>-117.5818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2.407894">
                <text:p>42.407894</text:p>
              </table:table-cell>
              <table:table-cell office:value-type="float" office:value="-91.16851">
                <text:p>-91.168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2.859707">
                <text:p>22.859707</text:p>
              </table:table-cell>
              <table:table-cell office:value-type="float" office:value="-138.085449">
                <text:p>-138.0854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9.806992">
                <text:p>39.806992</text:p>
              </table:table-cell>
              <table:table-cell office:value-type="float" office:value="-75.06366">
                <text:p>-75.063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0.126772">
                <text:p>30.126772</text:p>
              </table:table-cell>
              <table:table-cell office:value-type="float" office:value="-161.244186">
                <text:p>-161.2441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6.507477">
                <text:p>26.507477</text:p>
              </table:table-cell>
              <table:table-cell office:value-type="float" office:value="-138.0233">
                <text:p>-138.02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3.815845">
                <text:p>23.815845</text:p>
              </table:table-cell>
              <table:table-cell office:value-type="float" office:value="-190.276886">
                <text:p>-190.2768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0.388985">
                <text:p>40.388985</text:p>
              </table:table-cell>
              <table:table-cell office:value-type="float" office:value="-124.716026">
                <text:p>-124.7160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6.726894">
                <text:p>36.726894</text:p>
              </table:table-cell>
              <table:table-cell office:value-type="float" office:value="-113.932503">
                <text:p>-113.9325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8.655504">
                <text:p>28.655504</text:p>
              </table:table-cell>
              <table:table-cell office:value-type="float" office:value="-161.943542">
                <text:p>-161.9435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32.068508">
                <text:p>32.068508</text:p>
              </table:table-cell>
              <table:table-cell office:value-type="float" office:value="-133.815598">
                <text:p>-133.8155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9.135687">
                <text:p>29.135687</text:p>
              </table:table-cell>
              <table:table-cell office:value-type="float" office:value="-147.955139">
                <text:p>-147.9551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0.737518">
                <text:p>40.737518</text:p>
              </table:table-cell>
              <table:table-cell office:value-type="float" office:value="-121.294418">
                <text:p>-121.2944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7.172047">
                <text:p>37.172047</text:p>
              </table:table-cell>
              <table:table-cell office:value-type="float" office:value="-197.387863">
                <text:p>-197.3878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B3:Sheet1.B53 Sheet1.E3:Sheet1.E53" svg:x="0.32cm" svg:y="0.18cm" svg:width="15.36cm" svg:height="8.64cm">
          <chartooo:coordinate-region svg:x="0.941cm" svg:y="0.379cm" svg:width="14.553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:Sheet1.E53" chart:class="chart:scatter">
            <chart:domain table:cell-range-address="Sheet1.B3:Sheet1.B53"/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:Sheet1.B53</svg:desc>
                </draw:g>
              </table:table-cell>
              <table:table-cell office:value-type="float" office:value="0">
                <text:p>0</text:p>
                <draw:g>
                  <svg:desc>Sheet1.E3:Sheet1.E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